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7b851" officeooo:paragraph-rsid="0007b851"/>
    </style:style>
    <style:style style:name="P2" style:family="paragraph" style:parent-style-name="Standard">
      <style:text-properties officeooo:rsid="0007b851" officeooo:paragraph-rsid="0007b851"/>
    </style:style>
    <style:style style:name="P3" style:family="paragraph" style:parent-style-name="Standard">
      <style:text-properties officeooo:rsid="0007b851" officeooo:paragraph-rsid="0007b851"/>
    </style:style>
  </office:automatic-styles>
  <office:body>
    <office:text>
      <text:tracked-changes text:track-changes="false">
        <text:changed-region xml:id="ct37458464" text:id="ct37458464">
          <text:deletion>
            <office:change-info>
              <dc:creator>Unknown Author</dc:creator>
              <dc:date>2014-06-24T15:59:00</dc:date>
            </office:change-info>
            <text:p text:style-name="P1">Blah</text:p>
          </text:deletion>
        </text:changed-region>
        <text:changed-region xml:id="ct37991264" text:id="ct37991264">
          <text:insertion>
            <office:change-info>
              <dc:creator>Unknown Author</dc:creator>
              <dc:date>2014-06-24T16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37458464"/></text:p>
      <text:p text:style-name="P1">blah</text:p>
      <text:p text:style-name="P1"><text:change-start text:change-id="ct37991264"/>blah</text:p>
      <text:p text:style-name="P1"><text:change-end text:change-id="ct379912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5:59:46.374846582</meta:creation-date>
    <dc:date>2014-06-24T16:00:48.826539361</dc:date>
    <meta:editing-duration>PT36S</meta:editing-duration>
    <meta:editing-cycles>2</meta:editing-cycles>
    <meta:generator>LibreOfficeDev/4.4.0.0.alpha0$Linux_X86_64 LibreOffice_project/9910fc2cc8c5c666373c3b2a343c2571f583ae79</meta:generator>
    <meta:document-statistic meta:table-count="0" meta:image-count="0" meta:object-count="0" meta:page-count="1" meta:paragraph-count="2" meta:word-count="2" meta:character-count="8" meta:non-whitespace-character-count="8"/>
  </office:meta>
</office:document-meta>
</file>